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4.0854in"/>
    </style:style>
    <style:style style:name="co4" style:family="table-column">
      <style:table-column-properties fo:break-before="auto" style:column-width="2.689in"/>
    </style:style>
    <style:style style:name="co5" style:family="table-column">
      <style:table-column-properties fo:break-before="auto" style:column-width="4.8945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1.6728in"/>
    </style:style>
    <style:style style:name="co8" style:family="table-column">
      <style:table-column-properties fo:break-before="auto" style:column-width="2.7764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Notes</text:p>
          </table:table-cell>
          <table:table-cell office:value-type="string">
            <text:p>Datasheet</text:p>
          </table:table-cell>
          <table:table-cell office:value-type="string">
            <text:p>Manufacturer</text:p>
          </table:table-cell>
          <table:table-cell office:value-type="string">
            <text:p>Package</text:p>
          </table:table-cell>
          <table:table-cell table:number-columns-repeated="1016"/>
        </table:table-row>
        <table:table-row table:style-name="ro1">
          <table:table-cell office:value-type="string">
            <text:p>C1</text:p>
          </table:table-cell>
          <table:table-cell office:value-type="string">
            <text:p>0.1u</text:p>
          </table:table-cell>
          <table:table-cell office:value-type="string">
            <text:p>Capacitors_SMD:C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vjw1bcbascomseries-223529.pdf</text:p>
          </table:table-cell>
          <table:table-cell office:value-type="string">
            <text:p>Mouser 77-VJ0805Y104KXJCBC </text:p>
          </table:table-cell>
          <table:table-cell office:value-type="string">
            <text:p>VJ0805Y104KXJCW1BC</text:p>
          </table:table-cell>
          <table:table-cell/>
          <table:table-cell office:value-type="string">
            <text:p>https://www.sparkfun.com/products/115</text:p>
          </table:table-cell>
          <table:table-cell table:number-columns-repeated="1014"/>
        </table:table-row>
        <table:table-row table:style-name="ro1">
          <table:table-cell office:value-type="string">
            <text:p>C2</text:p>
          </table:table-cell>
          <table:table-cell office:value-type="string">
            <text:p>10u</text:p>
          </table:table-cell>
          <table:table-cell office:value-type="string">
            <text:p>Capacitors_ThroughHole:C_Radial_D6.3_L11.2_P2.5</text:p>
          </table:table-cell>
          <table:table-cell office:value-type="string">
            <text:p>ThroughHole:C_Radial_D6.3_L11.2_P2.5</text:p>
          </table:table-cell>
          <table:table-cell office:value-type="string">
            <text:p>http://www.mouser.com/ds/2/315/ABA0000CE12-465472.pdf</text:p>
          </table:table-cell>
          <table:table-cell office:value-type="string">
            <text:p>Mouser 667-ECA-1EM100B </text:p>
          </table:table-cell>
          <table:table-cell office:value-type="string">
            <text:p>ECA-1EM100B</text:p>
          </table:table-cell>
          <table:table-cell/>
          <table:table-cell office:value-type="string">
            <text:p>https://www.sparkfun.com/products/553</text:p>
          </table:table-cell>
          <table:table-cell table:number-columns-repeated="1014"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apacitors_ThroughHole:C_Radial_D6.3_L11.2_P2.5</text:p>
          </table:table-cell>
          <table:table-cell office:value-type="string">
            <text:p>ThroughHole:C_Radial_D6.3_L11.2_P2.5</text:p>
          </table:table-cell>
          <table:table-cell office:value-type="string">
            <text:p>http://www.mouser.com/ds/2/315/ABA0000CE12-465472.pdf</text:p>
          </table:table-cell>
          <table:table-cell office:value-type="string">
            <text:p>Mouser 667-ECA-1VM101</text:p>
          </table:table-cell>
          <table:table-cell office:value-type="string">
            <text:p>ECA-1VM101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apacitors_ThroughHole:C_Radial_D6.3_L11.2_P2.5</text:p>
          </table:table-cell>
          <table:table-cell office:value-type="string">
            <text:p>ThroughHole:C_Radial_D6.3_L11.2_P2.5</text:p>
          </table:table-cell>
          <table:table-cell office:value-type="string">
            <text:p>http://www.mouser.com/ds/2/315/ABA0000CE12-465472.pdf</text:p>
          </table:table-cell>
          <table:table-cell office:value-type="string">
            <text:p>Mouser 667-ECA-1VM101</text:p>
          </table:table-cell>
          <table:table-cell office:value-type="string">
            <text:p>ECA-1VM101</text:p>
          </table:table-cell>
          <table:table-cell/>
          <table:table-cell office:value-type="string">
            <text:p>16VDC</text:p>
          </table:table-cell>
          <table:table-cell table:number-columns-repeated="1014"/>
        </table:table-row>
        <table:table-row table:style-name="ro1">
          <table:table-cell office:value-type="string">
            <text:p>D1</text:p>
          </table:table-cell>
          <table:table-cell office:value-type="string">
            <text:p>ZENERsmall</text:p>
          </table:table-cell>
          <table:table-cell office:value-type="string">
            <text:p>Diodes_ThroughHole:Diode_DO-41_SOD81_Horizontal_RM10</text:p>
          </table:table-cell>
          <table:table-cell office:value-type="string">
            <text:p>DO-41</text:p>
          </table:table-cell>
          <table:table-cell office:value-type="string">
            <text:p>http://www.mouser.com/ds/2/149/BZX85C10-888846.pdf</text:p>
          </table:table-cell>
          <table:table-cell office:value-type="string">
            <text:p>Mouser 512-BZX85C10</text:p>
          </table:table-cell>
          <table:table-cell office:value-type="string">
            <text:p>BZX85C10</text:p>
          </table:table-cell>
          <table:table-cell/>
          <table:table-cell office:value-type="string">
            <text:p>10uF 25VDC 85C</text:p>
          </table:table-cell>
          <table:table-cell table:number-columns-repeated="1014"/>
        </table:table-row>
        <table:table-row table:style-name="ro1">
          <table:table-cell office:value-type="string">
            <text:p>JP1</text:p>
          </table:table-cell>
          <table:table-cell office:value-type="string">
            <text:p>Jumper_NO_Small</text:p>
          </table:table-cell>
          <table:table-cell office:value-type="string">
            <text:p>Pin_Headers:Pin_Header_Straight_1x02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JP2</text:p>
          </table:table-cell>
          <table:table-cell office:value-type="string">
            <text:p>Jumper_NO_Small</text:p>
          </table:table-cell>
          <table:table-cell office:value-type="string">
            <text:p>Pin_Headers:Pin_Header_Straight_1x02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Operating Supply Voltage: 5 V</text:p>
          </table:table-cell>
          <table:table-cell table:number-columns-repeated="1014"/>
        </table:table-row>
        <table:table-row table:style-name="ro1">
          <table:table-cell office:value-type="string">
            <text:p>JP3</text:p>
          </table:table-cell>
          <table:table-cell office:value-type="string">
            <text:p>Jumper_NO_Small</text:p>
          </table:table-cell>
          <table:table-cell office:value-type="string">
            <text:p>Pin_Headers:Pin_Header_Straight_1x02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15</text:p>
          </table:table-cell>
          <table:table-cell table:number-columns-repeated="1014"/>
        </table:table-row>
        <table:table-row table:style-name="ro1">
          <table:table-cell office:value-type="string">
            <text:p>JP4</text:p>
          </table:table-cell>
          <table:table-cell office:value-type="string">
            <text:p>Jumper_NO_Small</text:p>
          </table:table-cell>
          <table:table-cell office:value-type="string">
            <text:p>Pin_Headers:Pin_Header_Straight_1x02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100u 35V 85C</text:p>
          </table:table-cell>
          <table:table-cell table:number-columns-repeated="1014"/>
        </table:table-row>
        <table:table-row table:style-name="ro1">
          <table:table-cell office:value-type="string">
            <text:p>JP5</text:p>
          </table:table-cell>
          <table:table-cell office:value-type="string">
            <text:p>Jumper_NO_Small</text:p>
          </table:table-cell>
          <table:table-cell office:value-type="string">
            <text:p>Pin_Headers:Pin_Header_Straight_1x02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JP6</text:p>
          </table:table-cell>
          <table:table-cell office:value-type="string">
            <text:p>Jumper_NO_Small</text:p>
          </table:table-cell>
          <table:table-cell office:value-type="string">
            <text:p>Pin_Headers:Pin_Header_Straight_1x02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P1</text:p>
          </table:table-cell>
          <table:table-cell office:value-type="string">
            <text:p>RS485</text:p>
          </table:table-cell>
          <table:table-cell office:value-type="string">
            <text:p>Pin_Headers:Pin_Header_Angled_1x04</text:p>
          </table:table-cell>
          <table:table-cell office:value-type="string">
            <text:p>1x40 pin right-angle PTH pitch 2.54</text:p>
          </table:table-cell>
          <table:table-cell office:value-type="string">
            <text:p>-</text:p>
          </table:table-cell>
          <table:table-cell office:value-type="string">
            <text:p>SparkFun PRT-00553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P2</text:p>
          </table:table-cell>
          <table:table-cell office:value-type="string">
            <text:p>End-Stops</text:p>
          </table:table-cell>
          <table:table-cell office:value-type="string">
            <text:p>Pin_Headers:Pin_Header_Straight_2x03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P4</text:p>
          </table:table-cell>
          <table:table-cell office:value-type="string">
            <text:p>I2C</text:p>
          </table:table-cell>
          <table:table-cell office:value-type="string">
            <text:p>Pin_Headers:Pin_Header_Straight_2x04</text:p>
          </table:table-cell>
          <table:table-cell office:value-type="string">
            <text:p>2x23 pin male PTH header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8432</text:p>
          </table:table-cell>
          <table:table-cell table:number-columns-repeated="1014"/>
        </table:table-row>
        <table:table-row table:style-name="ro1">
          <table:table-cell office:value-type="string">
            <text:p>P5</text:p>
          </table:table-cell>
          <table:table-cell office:value-type="string">
            <text:p>DC Motors Driver</text:p>
          </table:table-cell>
          <table:table-cell office:value-type="string">
            <text:p>satnogs:pin_socket_18</text:p>
          </table:table-cell>
          <table:table-cell office:value-type="string">
            <text:p>1x40 female header PTH pitch 2.54</text:p>
          </table:table-cell>
          <table:table-cell office:value-type="string">
            <text:p>-</text:p>
          </table:table-cell>
          <table:table-cell office:value-type="string">
            <text:p>SparkFun PRT-00115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15</text:p>
          </table:table-cell>
          <table:table-cell table:number-columns-repeated="1014"/>
        </table:table-row>
        <table:table-row table:style-name="ro1">
          <table:table-cell office:value-type="string">
            <text:p>P6</text:p>
          </table:table-cell>
          <table:table-cell office:value-type="string">
            <text:p>Power-IN</text:p>
          </table:table-cell>
          <table:table-cell office:value-type="string">
            <text:p>Connect:bornier2</text:p>
          </table:table-cell>
          <table:table-cell office:value-type="string">
            <text:p>5mm Pitch</text:p>
          </table:table-cell>
          <table:table-cell office:value-type="string">
            <text:p>https://www.sparkfun.com/datasheets/Prototyping/Screw-Terminal-5mm.pdf</text:p>
          </table:table-cell>
          <table:table-cell office:value-type="string">
            <text:p>SparkFun PRT-08432</text:p>
          </table:table-cell>
          <table:table-cell office:value-type="string">
            <text:p>-</text:p>
          </table:table-cell>
          <table:table-cell/>
          <table:table-cell office:value-type="string">
            <text:p>100u 35V 85C</text:p>
          </table:table-cell>
          <table:table-cell table:number-columns-repeated="1014"/>
        </table:table-row>
        <table:table-row table:style-name="ro1">
          <table:table-cell office:value-type="string">
            <text:p>P7</text:p>
          </table:table-cell>
          <table:table-cell office:value-type="string">
            <text:p>Motor1</text:p>
          </table:table-cell>
          <table:table-cell office:value-type="string">
            <text:p>Connect:bornier4</text:p>
          </table:table-cell>
          <table:table-cell office:value-type="string">
            <text:p>5mm Pitch 4-Pin</text:p>
          </table:table-cell>
          <table:table-cell office:value-type="string">
            <text:p>https://www.sparkfun.com/datasheets/Prototyping/Screw-Terminal-5mm.pdf</text:p>
          </table:table-cell>
          <table:table-cell office:value-type="string">
            <text:p>SparkFun PRT-08432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P8</text:p>
          </table:table-cell>
          <table:table-cell office:value-type="string">
            <text:p>Motor2</text:p>
          </table:table-cell>
          <table:table-cell office:value-type="string">
            <text:p>Connect:bornier4</text:p>
          </table:table-cell>
          <table:table-cell office:value-type="string">
            <text:p>5mm Pitch 4-Pin</text:p>
          </table:table-cell>
          <table:table-cell office:value-type="string">
            <text:p>https://www.sparkfun.com/datasheets/Prototyping/Screw-Terminal-5mm.pdf</text:p>
          </table:table-cell>
          <table:table-cell office:value-type="string">
            <text:p>SparkFun PRT-08432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P9</text:p>
          </table:table-cell>
          <table:table-cell office:value-type="string">
            <text:p>Dev-Pins</text:p>
          </table:table-cell>
          <table:table-cell office:value-type="string">
            <text:p>Pin_Headers:Pin_Header_Straight_2x02</text:p>
          </table:table-cell>
          <table:table-cell office:value-type="string">
            <text:p>-</text:p>
          </table:table-cell>
          <table:table-cell office:value-type="string">
            <text:p>https://cdn.sparkfun.com/datasheets/Prototyping/16188.pdf</text:p>
          </table:table-cell>
          <table:table-cell office:value-type="string">
            <text:p>SparkFun PRT-12791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>
          <table:table-cell office:value-type="string">
            <text:p>R1</text:p>
          </table:table-cell>
          <table:table-cell office:value-type="string">
            <text:p>120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120RJNEA </text:p>
          </table:table-cell>
          <table:table-cell office:value-type="string">
            <text:p>CRCW0805120R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R2</text:p>
          </table:table-cell>
          <table:table-cell office:value-type="string">
            <text:p>4.7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4.7K-E3 </text:p>
          </table:table-cell>
          <table:table-cell office:value-type="string">
            <text:p>CRCW08054K70JNEA</text:p>
          </table:table-cell>
          <table:table-cell/>
          <table:table-cell office:value-type="string">
            <text:p>https://www.sparkfun.com/products/8432</text:p>
          </table:table-cell>
          <table:table-cell table:number-columns-repeated="1014"/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4.7K-E3</text:p>
          </table:table-cell>
          <table:table-cell office:value-type="string">
            <text:p>CRCW08054K70JNEA</text:p>
          </table:table-cell>
          <table:table-cell/>
          <table:table-cell office:value-type="string">
            <text:p>https://www.sparkfun.com/products/8432</text:p>
          </table:table-cell>
          <table:table-cell table:number-columns-repeated="1014"/>
        </table:table-row>
        <table:table-row table:style-name="ro1">
          <table:table-cell office:value-type="string">
            <text:p>R4</text:p>
          </table:table-cell>
          <table:table-cell office:value-type="string">
            <text:p>100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100K-E3</text:p>
          </table:table-cell>
          <table:table-cell office:value-type="string">
            <text:p>CRCW0805100K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R5</text:p>
          </table:table-cell>
          <table:table-cell office:value-type="string">
            <text:p>4.7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4.7K-E3 </text:p>
          </table:table-cell>
          <table:table-cell office:value-type="string">
            <text:p>CRCW08054K70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R6</text:p>
          </table:table-cell>
          <table:table-cell office:value-type="string">
            <text:p>4.7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4.7K-E3 </text:p>
          </table:table-cell>
          <table:table-cell office:value-type="string">
            <text:p>CRCW08054K70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R7</text:p>
          </table:table-cell>
          <table:table-cell office:value-type="string">
            <text:p>100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100K-E3 </text:p>
          </table:table-cell>
          <table:table-cell office:value-type="string">
            <text:p>CRCW0805100K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R8</text:p>
          </table:table-cell>
          <table:table-cell office:value-type="string">
            <text:p>4.7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4.7K-E3 </text:p>
          </table:table-cell>
          <table:table-cell office:value-type="string">
            <text:p>CRCW08054K70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R9</text:p>
          </table:table-cell>
          <table:table-cell office:value-type="string">
            <text:p>4.7k</text:p>
          </table:table-cell>
          <table:table-cell office:value-type="string">
            <text:p>Resistors_SMD:R_0805_HandSoldering</text:p>
          </table:table-cell>
          <table:table-cell office:value-type="string">
            <text:p>0805</text:p>
          </table:table-cell>
          <table:table-cell office:value-type="string">
            <text:p>http://www.mouser.com/ds/2/427/dcrcwe3-109170.pdf</text:p>
          </table:table-cell>
          <table:table-cell office:value-type="string">
            <text:p>Mouser 71-CRCW0805J-4.7K-E3 </text:p>
          </table:table-cell>
          <table:table-cell office:value-type="string">
            <text:p>CRCW08054K70JNEA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U1</text:p>
          </table:table-cell>
          <table:table-cell office:value-type="string">
            <text:p>Pro_Mini</text:p>
          </table:table-cell>
          <table:table-cell office:value-type="string">
            <text:p>satnogs:pro-mini</text:p>
          </table:table-cell>
          <table:table-cell office:value-type="string">
            <text:p>1x40 female header PTH pitch 2.54</text:p>
          </table:table-cell>
          <table:table-cell office:value-type="string">
            <text:p>-</text:p>
          </table:table-cell>
          <table:table-cell office:value-type="string">
            <text:p>SparkFun PRT-00115</text:p>
          </table:table-cell>
          <table:table-cell office:value-type="string">
            <text:p>-</text:p>
          </table:table-cell>
          <table:table-cell/>
          <table:table-cell office:value-type="string">
            <text:p>1/8W 5%</text:p>
          </table:table-cell>
          <table:table-cell table:number-columns-repeated="1014"/>
        </table:table-row>
        <table:table-row table:style-name="ro1">
          <table:table-cell office:value-type="string">
            <text:p>U2</text:p>
          </table:table-cell>
          <table:table-cell office:value-type="string">
            <text:p>MAX485</text:p>
          </table:table-cell>
          <table:table-cell office:value-type="string">
            <text:p>Housings_SOIC:SOIC-8_3.9x4.9mm_Pitch1.27mm</text:p>
          </table:table-cell>
          <table:table-cell office:value-type="string">
            <text:p>SOIC-8 Narrow</text:p>
          </table:table-cell>
          <table:table-cell office:value-type="string">
            <text:p>http://www.mouser.com/ds/2/146/SP483_SP485_100_062711-16528.pdf</text:p>
          </table:table-cell>
          <table:table-cell office:value-type="string">
            <text:p>Mouser 701-SP485CN-L </text:p>
          </table:table-cell>
          <table:table-cell office:value-type="string">
            <text:p>SP485CN-L</text:p>
          </table:table-cell>
          <table:table-cell/>
          <table:table-cell office:value-type="string">
            <text:p>https://www.sparkfun.com/products/115</text:p>
          </table:table-cell>
          <table:table-cell table:number-columns-repeated="1014"/>
        </table:table-row>
        <table:table-row table:style-name="ro1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satnogs:SWDIP8_.6W</text:p>
          </table:table-cell>
          <table:table-cell office:value-type="string">
            <text:p>1x40 female header PTH pitch 2.54</text:p>
          </table:table-cell>
          <table:table-cell office:value-type="string">
            <text:p>-</text:p>
          </table:table-cell>
          <table:table-cell office:value-type="string">
            <text:p>SparkFun PRT-00115</text:p>
          </table:table-cell>
          <table:table-cell office:value-type="string">
            <text:p>-</text:p>
          </table:table-cell>
          <table:table-cell/>
          <table:table-cell office:value-type="string">
            <text:p>10V-1W</text:p>
          </table:table-cell>
          <table:table-cell table:number-columns-repeated="1014"/>
        </table:table-row>
        <table:table-row table:style-name="ro1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satnogs:SWDIP8_.6W</text:p>
          </table:table-cell>
          <table:table-cell office:value-type="string">
            <text:p>1x40 female header PTH pitch 2.54</text:p>
          </table:table-cell>
          <table:table-cell office:value-type="string">
            <text:p>-</text:p>
          </table:table-cell>
          <table:table-cell office:value-type="string">
            <text:p>SparkFun PRT-00115</text:p>
          </table:table-cell>
          <table:table-cell office:value-type="string">
            <text:p>-</text:p>
          </table:table-cell>
          <table:table-cell/>
          <table:table-cell office:value-type="string">
            <text:p>https://www.sparkfun.com/products/12791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Sheet1.A1:Sheet1.G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10/08/2016</text:date>, <text:time>22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22:17:15.08</dc:date>
    <dc:creator>Chris Crewdson</dc:creator>
    <meta:document-statistic meta:table-count="1" meta:cell-count="263" meta:object-count="0"/>
    <meta:generator>OpenOffice/4.1.2$Win32 OpenOffice.org_project/412m3$Build-9782</meta:generator>
  </office:meta>
</office:document-meta>
</file>